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4" style:family="graphic" style:parent-style-name="standard">
      <style:graphic-properties draw:fill-color="#808080" draw:textarea-horizontal-align="justify" draw:textarea-vertical-align="middle" draw:auto-grow-height="false" fo:min-height="9.656cm" fo:min-width="7.374cm"/>
    </style:style>
    <style:style style:name="gr5" style:family="graphic" style:parent-style-name="standard">
      <style:graphic-properties svg:stroke-color="#000040" draw:fill-color="#2bd22b" draw:textarea-horizontal-align="justify" draw:textarea-vertical-align="middle" draw:auto-grow-height="false" fo:min-height="0.512cm" fo:min-width="0.262cm"/>
      <style:paragraph-properties style:writing-mode="lr-tb"/>
    </style:style>
    <style:style style:name="gr6" style:family="graphic" style:parent-style-name="standard">
      <style:graphic-properties svg:stroke-color="#000040" draw:fill-color="#2bd22b" draw:textarea-horizontal-align="justify" draw:textarea-vertical-align="middle" draw:auto-grow-height="false" fo:min-height="0.512cm" fo:min-width="0.262cm"/>
    </style:style>
    <style:style style:name="gr7" style:family="graphic" style:parent-style-name="standard">
      <style:graphic-properties svg:stroke-color="#000040" draw:fill-color="#a80000" draw:textarea-horizontal-align="justify" draw:textarea-vertical-align="middle" draw:auto-grow-height="false" fo:min-height="0.512cm" fo:min-width="1.151cm"/>
      <style:paragraph-properties style:writing-mode="lr-tb"/>
    </style:style>
    <style:style style:name="gr8" style:family="graphic" style:parent-style-name="standard">
      <style:graphic-properties svg:stroke-color="#000040" draw:fill-color="#ff7f00" draw:textarea-horizontal-align="justify" draw:textarea-vertical-align="middle" draw:auto-grow-height="false" fo:min-height="0.512cm" fo:min-width="7.002cm"/>
      <style:paragraph-properties style:writing-mode="lr-tb"/>
    </style:style>
    <style:style style:name="gr9" style:family="graphic" style:parent-style-name="standard">
      <style:graphic-properties svg:stroke-color="#000040" draw:fill="none" draw:fill-color="#ffffff" draw:opacity="100%" draw:textarea-horizontal-align="justify" draw:textarea-vertical-align="middle" draw:auto-grow-height="false" fo:min-height="7.878cm" fo:min-width="1.28cm"/>
    </style:style>
    <style:style style:name="gr10" style:family="graphic" style:parent-style-name="standard">
      <style:graphic-properties draw:textarea-horizontal-align="justify" draw:textarea-vertical-align="middle" draw:auto-grow-height="false" fo:min-height="0.512cm" fo:min-width="7.37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12" style:family="graphic" style:parent-style-name="standard">
      <style:graphic-properties svg:stroke-color="#000040" draw:fill-color="#a80000" draw:textarea-horizontal-align="justify" draw:textarea-vertical-align="middle" draw:auto-grow-height="false" fo:min-height="0.512cm" fo:min-width="6.883cm"/>
      <style:paragraph-properties style:writing-mode="lr-tb"/>
    </style:style>
    <style:style style:name="gr13" style:family="graphic" style:parent-style-name="standard">
      <style:graphic-properties svg:stroke-color="#000040" draw:fill="none" draw:fill-color="#ffffff" draw:opacity="100%" draw:textarea-horizontal-align="justify" draw:textarea-vertical-align="middle" draw:auto-grow-height="false" fo:min-height="7.878cm" fo:min-width="6.997cm"/>
    </style:style>
    <style:style style:name="gr14" style:family="graphic" style:parent-style-name="standard">
      <style:graphic-properties svg:stroke-color="#000040" draw:fill-color="#2bd22b" draw:textarea-horizontal-align="justify" draw:textarea-vertical-align="middle" draw:auto-grow-height="false" fo:min-height="6.732cm" fo:min-width="0.262cm"/>
      <style:paragraph-properties style:writing-mode="lr-tb"/>
    </style:style>
    <style:style style:name="gr15" style:family="graphic" style:parent-style-name="standard">
      <style:graphic-properties svg:stroke-color="#000040" draw:fill-color="#a80000" draw:textarea-horizontal-align="justify" draw:textarea-vertical-align="middle" draw:auto-grow-height="false" fo:min-height="0.512cm" fo:min-width="0.254cm"/>
      <style:paragraph-properties style:writing-mode="lr-tb"/>
    </style:style>
    <style:style style:name="gr16" style:family="graphic" style:parent-style-name="standard">
      <style:graphic-properties svg:stroke-color="#000040" draw:fill-color="#ff7f00" draw:textarea-horizontal-align="justify" draw:textarea-vertical-align="middle" draw:auto-grow-height="false" fo:min-height="0.512cm" fo:min-width="7.054cm"/>
      <style:paragraph-properties style:writing-mode="lr-tb"/>
    </style:style>
    <style:style style:name="gr17" style:family="graphic" style:parent-style-name="standard">
      <style:graphic-properties svg:stroke-color="#000040" draw:fill="none" draw:fill-color="#ffffff" draw:opacity="100%" draw:textarea-horizontal-align="justify" draw:textarea-vertical-align="middle" draw:auto-grow-height="false" fo:min-height="7.878cm" fo:min-width="0.381cm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19" style:family="graphic" style:parent-style-name="standard">
      <style:graphic-properties draw:fill-color="#808080" draw:textarea-horizontal-align="justify" draw:textarea-vertical-align="middle" draw:auto-grow-height="false" fo:min-height="7.115cm" fo:min-width="7.37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/>
      <style:paragraph-properties style:writing-mode="lr-tb"/>
    </style:style>
    <style:style style:name="gr21" style:family="graphic" style:parent-style-name="standard">
      <style:graphic-properties svg:stroke-color="#000040" draw:fill-color="#2bd22b" draw:textarea-horizontal-align="justify" draw:textarea-vertical-align="middle" draw:auto-grow-height="false" fo:min-height="3.178cm" fo:min-width="0.262cm"/>
      <style:paragraph-properties style:writing-mode="lr-tb"/>
    </style:style>
    <style:style style:name="gr22" style:family="graphic" style:parent-style-name="standard">
      <style:graphic-properties svg:stroke-color="#000040" draw:fill-color="#a80000" draw:textarea-horizontal-align="justify" draw:textarea-vertical-align="middle" draw:auto-grow-height="false" fo:min-height="0.512cm" fo:min-width="2.929cm"/>
      <style:paragraph-properties style:writing-mode="lr-tb"/>
    </style:style>
    <style:style style:name="gr23" style:family="graphic" style:parent-style-name="standard">
      <style:graphic-properties svg:stroke-color="#000040" draw:fill-color="#ff7f00" draw:textarea-horizontal-align="justify" draw:textarea-vertical-align="middle" draw:auto-grow-height="false" fo:min-height="0.512cm" fo:min-width="7.12cm"/>
      <style:paragraph-properties style:writing-mode="lr-tb"/>
    </style:style>
    <style:style style:name="gr24" style:family="graphic" style:parent-style-name="standard">
      <style:graphic-properties svg:stroke-color="#000040" draw:fill="none" draw:fill-color="#ffffff" draw:opacity="100%" draw:textarea-horizontal-align="justify" draw:textarea-vertical-align="middle" draw:auto-grow-height="false" fo:min-height="4.321cm" fo:min-width="3.183cm"/>
    </style:style>
    <style:style style:name="gr25" style:family="graphic" style:parent-style-name="standard">
      <style:graphic-properties draw:textarea-horizontal-align="justify" draw:textarea-vertical-align="middle" draw:auto-grow-height="false" fo:min-height="0.512cm" fo:min-width="7.12cm"/>
      <style:paragraph-properties style:writing-mode="lr-tb"/>
    </style:style>
    <style:style style:name="gr26" style:family="graphic" style:parent-style-name="standard">
      <style:graphic-properties svg:stroke-color="#000040" draw:fill-color="#2bd22b" draw:textarea-horizontal-align="justify" draw:textarea-vertical-align="middle" draw:auto-grow-height="false" fo:min-height="3.178cm" fo:min-width="0.262cm"/>
    </style:style>
    <style:style style:name="gr27" style:family="graphic" style:parent-style-name="standard">
      <style:graphic-properties svg:stroke-color="#000040" draw:fill-color="#7e2bd2" draw:textarea-horizontal-align="justify" draw:textarea-vertical-align="middle" draw:auto-grow-height="false" fo:min-height="0.766cm" fo:min-width="15.6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1pt" style:font-size-asian="11pt" style:font-size-complex="11pt"/>
    </style:style>
    <style:style style:name="P4" style:family="paragraph">
      <loext:graphic-properties draw:fill-color="#808080"/>
      <style:paragraph-properties fo:text-align="center"/>
    </style:style>
    <style:style style:name="P5" style:family="paragraph">
      <style:paragraph-properties fo:text-align="center" style:writing-mode="lr-tb"/>
      <style:text-properties fo:font-size="7pt" style:font-size-asian="7pt" style:font-size-complex="7pt"/>
    </style:style>
    <style:style style:name="P6" style:family="paragraph">
      <loext:graphic-properties draw:fill-color="#2bd22b"/>
      <style:paragraph-properties fo:text-align="center" style:writing-mode="lr-tb"/>
      <style:text-properties fo:font-size="7pt" style:font-size-asian="7pt" style:font-size-complex="7pt"/>
    </style:style>
    <style:style style:name="P7" style:family="paragraph">
      <loext:graphic-properties draw:fill-color="#2bd22b"/>
      <style:paragraph-properties fo:text-align="center"/>
    </style:style>
    <style:style style:name="P8" style:family="paragraph">
      <style:paragraph-properties fo:text-align="center" style:writing-mode="lr-tb"/>
      <style:text-properties fo:font-size="10.5pt" style:font-size-asian="10.5pt" style:font-size-complex="10.5pt"/>
    </style:style>
    <style:style style:name="P9" style:family="paragraph">
      <loext:graphic-properties draw:fill-color="#a80000"/>
      <style:paragraph-properties fo:text-align="center" style:writing-mode="lr-tb"/>
      <style:text-properties fo:font-size="10.5pt" style:font-size-asian="10.5pt" style:font-size-complex="10.5pt"/>
    </style:style>
    <style:style style:name="P10" style:family="paragraph">
      <style:paragraph-properties fo:text-align="center" style:writing-mode="lr-tb"/>
      <style:text-properties fo:font-size="11pt" style:font-size-asian="11pt" style:font-size-complex="11pt"/>
    </style:style>
    <style:style style:name="P11" style:family="paragraph">
      <loext:graphic-properties draw:fill-color="#ff7f00"/>
      <style:paragraph-properties fo:text-align="center" style:writing-mode="lr-tb"/>
      <style:text-properties fo:font-size="11pt" style:font-size-asian="11pt" style:font-size-complex="11pt"/>
    </style:style>
    <style:style style:name="P12" style:family="paragraph">
      <loext:graphic-properties draw:fill="none" draw:fill-color="#ffffff" draw:opacity="100%"/>
      <style:paragraph-properties fo:text-align="center"/>
    </style:style>
    <style:style style:name="P13" style:family="paragraph">
      <loext:graphic-properties draw:fill-color="#2bd22b"/>
      <style:paragraph-properties fo:text-align="center"/>
      <style:text-properties fo:font-size="8pt" style:font-size-asian="8pt" style:font-size-complex="8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style:paragraph-properties fo:text-align="center" style:writing-mode="lr-tb"/>
      <style:text-properties fo:font-size="6pt" style:font-size-asian="6pt" style:font-size-complex="6pt"/>
    </style:style>
    <style:style style:name="P16" style:family="paragraph">
      <loext:graphic-properties draw:fill-color="#2bd22b"/>
      <style:paragraph-properties fo:text-align="center" style:writing-mode="lr-tb"/>
      <style:text-properties fo:font-size="6pt" style:font-size-asian="6pt" style:font-size-complex="6pt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style:paragraph-properties fo:text-align="center" style:writing-mode="lr-tb"/>
      <style:text-properties fo:font-size="8pt" style:font-size-asian="8pt" style:font-size-complex="8pt"/>
    </style:style>
    <style:style style:name="P19" style:family="paragraph">
      <loext:graphic-properties draw:fill-color="#2bd22b"/>
      <style:paragraph-properties fo:text-align="center" style:writing-mode="lr-tb"/>
      <style:text-properties fo:font-size="8pt" style:font-size-asian="8pt" style:font-size-complex="8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21" style:family="paragraph">
      <loext:graphic-properties draw:fill-color="#7e2bd2"/>
      <style:paragraph-properties fo:text-align="center" style:writing-mode="lr-tb"/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89cm" svg:height="1.199cm" svg:x="1.6cm" svg:y="3.545cm">
          <draw:text-box>
            <text:p text:style-name="P1"><text:span text:style-name="T1">Streaming multiprocessor (NVIDIA Ampere)</text:span></text:p>
          </draw:text-box>
        </draw:frame>
        <draw:frame draw:style-name="gr2" draw:text-style-name="P3" draw:layer="layout" svg:width="9.906cm" svg:height="0.683cm" svg:x="10.952cm" svg:y="3.54cm">
          <draw:text-box>
            <text:p text:style-name="P1"><text:span text:style-name="T2">Sub-section of Compute Engine (AMD CDNA2)</text:span></text:p>
          </draw:text-box>
        </draw:frame>
        <draw:frame draw:style-name="gr3" draw:text-style-name="P2" draw:layer="layout" svg:width="8.142cm" svg:height="0.725cm" svg:x="20.773cm" svg:y="3.54cm">
          <draw:text-box>
            <text:p text:style-name="P1"><text:span text:style-name="T1">Sub-section of Xe Core (Intel Xe HPG) </text:span></text:p>
          </draw:text-box>
        </draw:frame>
        <draw:custom-shape draw:style-name="gr4" draw:text-style-name="P4" draw:layer="layout" svg:width="7.874cm" svg:height="9.906cm" svg:x="2.01cm" svg:y="4.39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762cm" svg:height="0.762cm" svg:x="2.241cm" svg:y="6.081cm">
          <text:p text:style-name="P5"><text:span text:style-name="T3">CUDA</text:span></text:p>
          <text:p text:style-name="P5"><text:span text:style-name="T3">core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2.241cm" svg:y="6.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2.241cm" svg:y="7.8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2.241cm" svg:y="8.7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2.241cm" svg:y="9.6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2.241cm" svg:y="10.5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2.241cm" svg:y="11.4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2.241cm" svg:y="12.30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3.13cm" svg:y="6.0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3.13cm" svg:y="6.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3.13cm" svg:y="7.8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3.13cm" svg:y="8.7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3.13cm" svg:y="9.6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3.13cm" svg:y="10.5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3.13cm" svg:y="11.4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3.13cm" svg:y="12.30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4.149cm" svg:y="6.0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4.149cm" svg:y="6.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4.149cm" svg:y="7.8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4.149cm" svg:y="8.7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4.149cm" svg:y="9.6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4.149cm" svg:y="10.5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4.149cm" svg:y="11.4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4.149cm" svg:y="12.30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5.038cm" svg:y="6.0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5.038cm" svg:y="6.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5.038cm" svg:y="7.8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5.038cm" svg:y="8.7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5.038cm" svg:y="9.6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5.038cm" svg:y="10.5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5.038cm" svg:y="11.4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5.038cm" svg:y="12.30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651cm" svg:height="0.762cm" svg:x="2.241cm" svg:y="5.192cm">
          <text:p text:style-name="P8"><text:span text:style-name="T4">Registers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7.502cm" svg:height="0.762cm" svg:x="2.18cm" svg:y="13.32cm">
          <text:p text:style-name="P10"><text:span text:style-name="T2">Shared L1 cache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78cm" svg:height="8.128cm" svg:x="2.179cm" svg:y="5.0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7.874cm" svg:height="0.762cm" svg:x="2.004cm" svg:y="14.463cm">
          <text:p text:style-name="P10"><text:span text:style-name="T2">Shared L2 cache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78cm" svg:height="8.128cm" svg:x="4.089cm" svg:y="5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651cm" svg:height="0.762cm" svg:x="4.149cm" svg:y="5.192cm">
          <text:p text:style-name="P8"><text:span text:style-name="T4">Registers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0.762cm" svg:height="0.762cm" svg:x="6.061cm" svg:y="6.0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6.061cm" svg:y="6.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6.061cm" svg:y="7.8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6.061cm" svg:y="8.7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6.061cm" svg:y="9.6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6.061cm" svg:y="10.5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6.061cm" svg:y="11.4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6.061cm" svg:y="12.30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6.95cm" svg:y="6.0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6.95cm" svg:y="6.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6.95cm" svg:y="7.8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6.95cm" svg:y="8.7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6.95cm" svg:y="9.6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6.95cm" svg:y="10.5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6.95cm" svg:y="11.4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6.95cm" svg:y="12.30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7.969cm" svg:y="6.0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7.969cm" svg:y="6.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7.969cm" svg:y="7.8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7.969cm" svg:y="8.7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7.969cm" svg:y="9.6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7.969cm" svg:y="10.5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7.969cm" svg:y="11.4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7.969cm" svg:y="12.30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8.858cm" svg:y="6.0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8.858cm" svg:y="6.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8.858cm" svg:y="7.8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8.858cm" svg:y="8.7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8.858cm" svg:y="9.6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8.858cm" svg:y="10.5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8.858cm" svg:y="11.4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8.858cm" svg:y="12.30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651cm" svg:height="0.762cm" svg:x="6.061cm" svg:y="5.192cm">
          <text:p text:style-name="P8"><text:span text:style-name="T4">Registers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78cm" svg:height="8.128cm" svg:x="5.999cm" svg:y="5.0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78cm" svg:height="8.128cm" svg:x="7.909cm" svg:y="5.0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651cm" svg:height="0.762cm" svg:x="7.969cm" svg:y="5.192cm">
          <text:p text:style-name="P8"><text:span text:style-name="T4">Registers</text:span></text:p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6.35cm" svg:height="0.645cm" svg:x="2.824cm" svg:y="4.387cm">
          <draw:text-box>
            <text:p text:style-name="P1"><text:span text:style-name="T5">Stream Processor (4 shown – 4 total)</text:span></text:p>
          </draw:text-box>
        </draw:frame>
        <draw:custom-shape draw:style-name="gr4" draw:text-style-name="P4" draw:layer="layout" svg:width="7.874cm" svg:height="9.906cm" svg:x="11.293cm" svg:y="4.3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0.762cm" svg:height="0.762cm" svg:x="11.524cm" svg:y="6.082cm">
          <text:p text:style-name="P15"><text:span text:style-name="T6">Shader</text:span></text:p>
          <text:p text:style-name="P15"><text:span text:style-name="T6">core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1.524cm" svg:y="6.97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1.524cm" svg:y="7.8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1.524cm" svg:y="8.74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1.524cm" svg:y="9.6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1.524cm" svg:y="10.5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1.524cm" svg:y="11.4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1.524cm" svg:y="12.3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2.413cm" svg:y="6.0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2.413cm" svg:y="6.97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2.413cm" svg:y="7.8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2.413cm" svg:y="8.74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2.413cm" svg:y="9.6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2.413cm" svg:y="10.5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2.413cm" svg:y="11.4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2.413cm" svg:y="12.3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3.432cm" svg:y="6.0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3.432cm" svg:y="6.97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3.432cm" svg:y="7.8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3.432cm" svg:y="8.74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3.432cm" svg:y="9.6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3.432cm" svg:y="10.5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3.432cm" svg:y="11.4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3.432cm" svg:y="12.3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4.321cm" svg:y="6.0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4.321cm" svg:y="6.97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4.321cm" svg:y="7.8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4.321cm" svg:y="8.74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4.321cm" svg:y="9.6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4.321cm" svg:y="10.5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4.321cm" svg:y="11.4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4.321cm" svg:y="12.30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7.383cm" svg:height="0.762cm" svg:x="11.524cm" svg:y="5.193cm">
          <text:p text:style-name="P8"><text:span text:style-name="T4">Registers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7.502cm" svg:height="0.762cm" svg:x="11.463cm" svg:y="13.321cm">
          <text:p text:style-name="P10"><text:span text:style-name="T2">Shared L1 cache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7.497cm" svg:height="8.128cm" svg:x="11.462cm" svg:y="5.0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7.874cm" svg:height="0.762cm" svg:x="11.287cm" svg:y="14.464cm">
          <text:p text:style-name="P10"><text:span text:style-name="T2">Shared L2 cache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0.762cm" svg:height="0.762cm" svg:x="15.344cm" svg:y="6.0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5.344cm" svg:y="6.97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5.344cm" svg:y="7.8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5.344cm" svg:y="8.74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5.344cm" svg:y="9.6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5.344cm" svg:y="10.5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5.344cm" svg:y="11.4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5.344cm" svg:y="12.3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6.233cm" svg:y="6.0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6.233cm" svg:y="6.97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6.233cm" svg:y="7.8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6.233cm" svg:y="8.74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6.233cm" svg:y="9.6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6.233cm" svg:y="10.5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6.233cm" svg:y="11.4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6.233cm" svg:y="12.3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7.252cm" svg:y="6.0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7.252cm" svg:y="6.97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7.252cm" svg:y="7.8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7.252cm" svg:y="8.74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7.252cm" svg:y="9.6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7.252cm" svg:y="10.5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7.252cm" svg:y="11.4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7.252cm" svg:y="12.3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8.141cm" svg:y="6.0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8.141cm" svg:y="6.97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8.141cm" svg:y="7.8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8.141cm" svg:y="8.74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8.141cm" svg:y="9.6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8.141cm" svg:y="10.5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8.141cm" svg:y="11.4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62cm" svg:height="0.762cm" svg:x="18.141cm" svg:y="12.305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6.35cm" svg:height="0.645cm" svg:x="12.107cm" svg:y="4.388cm">
          <draw:text-box>
            <text:p text:style-name="P17"><text:span text:style-name="T5">Compute unit (1 shown - 28 total)</text:span></text:p>
          </draw:text-box>
        </draw:frame>
        <draw:custom-shape draw:style-name="gr4" draw:text-style-name="P4" draw:layer="layout" svg:width="7.874cm" svg:height="9.906cm" svg:x="20.678cm" svg:y="4.39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762cm" svg:height="6.982cm" svg:x="20.89cm" svg:y="6.083cm">
          <text:p text:style-name="P18"><text:span text:style-name="T7">FP</text:span></text:p>
          <text:p text:style-name="P18"><text:span text:style-name="T7">SIMD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754cm" svg:height="0.762cm" svg:x="20.89cm" svg:y="5.194cm">
          <text:p text:style-name="P8"><text:span text:style-name="T4">R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7.554cm" svg:height="0.762cm" svg:x="20.829cm" svg:y="13.322cm">
          <text:p text:style-name="P10"><text:span text:style-name="T2">Shared L1 cache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0.881cm" svg:height="8.128cm" svg:x="20.828cm" svg:y="5.06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7.874cm" svg:height="0.762cm" svg:x="20.653cm" svg:y="14.465cm">
          <text:p text:style-name="P10"><text:span text:style-name="T2">Shared L2 cache</text:span></text:p>
          <draw:enhanced-geometry svg:viewBox="0 0 21600 21600" draw:type="rectangle" draw:enhanced-path="M 0 0 L 21600 0 21600 21600 0 21600 0 0 Z N"/>
        </draw:custom-shape>
        <draw:frame draw:style-name="gr18" draw:text-style-name="P20" draw:layer="layout" svg:width="6.604cm" svg:height="1.039cm" svg:x="21.266cm" svg:y="4.389cm">
          <draw:text-box>
            <text:p text:style-name="P17"><text:span text:style-name="T5">Xe Vector Engines (8 shown – 16 total)</text:span></text:p>
          </draw:text-box>
        </draw:frame>
        <draw:custom-shape draw:style-name="gr15" draw:text-style-name="P9" draw:layer="layout" svg:width="0.754cm" svg:height="0.762cm" svg:x="21.848cm" svg:y="5.194cm">
          <text:p text:style-name="P8"><text:span text:style-name="T4">R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0.881cm" svg:height="8.128cm" svg:x="21.783cm" svg:y="5.06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754cm" svg:height="0.762cm" svg:x="22.789cm" svg:y="5.194cm">
          <text:p text:style-name="P8"><text:span text:style-name="T4">R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0.881cm" svg:height="8.128cm" svg:x="22.727cm" svg:y="5.06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754cm" svg:height="0.762cm" svg:x="23.747cm" svg:y="5.194cm">
          <text:p text:style-name="P8"><text:span text:style-name="T4">R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0.881cm" svg:height="8.128cm" svg:x="23.682cm" svg:y="5.06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754cm" svg:height="0.762cm" svg:x="24.689cm" svg:y="5.194cm">
          <text:p text:style-name="P8"><text:span text:style-name="T4">R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0.881cm" svg:height="8.128cm" svg:x="24.627cm" svg:y="5.06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754cm" svg:height="0.762cm" svg:x="25.647cm" svg:y="5.194cm">
          <text:p text:style-name="P8"><text:span text:style-name="T4">R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0.881cm" svg:height="8.128cm" svg:x="25.582cm" svg:y="5.06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754cm" svg:height="0.762cm" svg:x="26.589cm" svg:y="5.194cm">
          <text:p text:style-name="P8"><text:span text:style-name="T4">R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0.881cm" svg:height="8.128cm" svg:x="26.527cm" svg:y="5.06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754cm" svg:height="0.762cm" svg:x="27.547cm" svg:y="5.194cm">
          <text:p text:style-name="P8"><text:span text:style-name="T4">R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0.881cm" svg:height="8.128cm" svg:x="27.482cm" svg:y="5.06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762cm" svg:height="6.982cm" svg:x="21.845cm" svg:y="6.08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762cm" svg:height="6.982cm" svg:x="22.781cm" svg:y="6.08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762cm" svg:height="6.982cm" svg:x="23.745cm" svg:y="6.08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762cm" svg:height="6.982cm" svg:x="24.682cm" svg:y="6.08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762cm" svg:height="6.982cm" svg:x="25.645cm" svg:y="6.08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762cm" svg:height="6.982cm" svg:x="26.59cm" svg:y="6.08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762cm" svg:height="6.982cm" svg:x="27.544cm" svg:y="6.083cm">
          <text:p text:style-name="P18"><text:span text:style-name="T7">FP</text:span></text:p>
          <text:p text:style-name="P18"><text:span text:style-name="T7">SIMD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9" draw:text-style-name="P4" draw:layer="layout" svg:width="7.874cm" svg:height="7.365cm" svg:x="2.143cm" svg:y="4.43cm">
          <text:p/>
          <draw:enhanced-geometry svg:viewBox="0 0 21600 21600" draw:type="rectangle" draw:enhanced-path="M 0 0 L 21600 0 21600 21600 0 21600 0 0 Z N"/>
        </draw:custom-shape>
        <draw:frame draw:style-name="gr20" draw:text-style-name="P2" draw:layer="layout" svg:width="7.366cm" svg:height="1.191cm" svg:x="2.524cm" svg:y="4.382cm">
          <draw:text-box>
            <text:p text:style-name="P1"><text:span text:style-name="T1">CPU core</text:span></text:p>
          </draw:text-box>
        </draw:frame>
        <draw:custom-shape draw:style-name="gr21" draw:text-style-name="P19" draw:layer="layout" svg:width="0.762cm" svg:height="3.428cm" svg:x="6.334cm" svg:y="6.081cm">
          <text:p text:style-name="P18"><text:span text:style-name="T7">Int</text:span></text:p>
          <text:p text:style-name="P18"><text:span text:style-name="T7">ALU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3.429cm" svg:height="0.762cm" svg:x="2.397cm" svg:y="5.192cm">
          <text:p text:style-name="P8"><text:span text:style-name="T4">Registers</text:span>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7.62cm" svg:height="0.762cm" svg:x="2.27cm" svg:y="9.89cm">
          <text:p text:style-name="P10"><text:span text:style-name="T2">L1 cache</text:span></text:p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3.683cm" svg:height="4.571cm" svg:x="2.27cm" svg:y="5.06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3.683cm" svg:height="4.571cm" svg:x="6.207cm" svg:y="5.06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7.62cm" svg:height="0.762cm" svg:x="2.27cm" svg:y="10.906cm">
          <text:p text:style-name="P10"><text:span text:style-name="T2">L2 cache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3.429cm" svg:height="0.762cm" svg:x="6.334cm" svg:y="5.191cm">
          <text:p text:style-name="P8"><text:span text:style-name="T4">Registers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0.762cm" svg:height="3.428cm" svg:x="7.223cm" svg:y="6.081cm">
          <text:p text:style-name="P18"><text:span text:style-name="T7"/></text:p>
          <text:p text:style-name="P18"><text:span text:style-name="T7"/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0.762cm" svg:height="3.428cm" svg:x="8.112cm" svg:y="6.0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0.762cm" svg:height="3.428cm" svg:x="9.001cm" svg:y="6.08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0.762cm" svg:height="3.428cm" svg:x="2.397cm" svg:y="6.081cm">
          <text:p text:style-name="P18"><text:span text:style-name="T7">FP</text:span></text:p>
          <text:p text:style-name="P18"><text:span text:style-name="T7">SIMD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0.762cm" svg:height="3.428cm" svg:x="3.286cm" svg:y="6.0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0.762cm" svg:height="3.428cm" svg:x="4.175cm" svg:y="6.0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0.762cm" svg:height="3.428cm" svg:x="5.064cm" svg:y="6.0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7.874cm" svg:height="7.365cm" svg:x="10.398cm" svg:y="4.43cm">
          <text:p/>
          <draw:enhanced-geometry svg:viewBox="0 0 21600 21600" draw:type="rectangle" draw:enhanced-path="M 0 0 L 21600 0 21600 21600 0 21600 0 0 Z N"/>
        </draw:custom-shape>
        <draw:frame draw:style-name="gr20" draw:text-style-name="P2" draw:layer="layout" svg:width="7.366cm" svg:height="1.191cm" svg:x="10.779cm" svg:y="4.382cm">
          <draw:text-box>
            <text:p text:style-name="P1"><text:span text:style-name="T1">CPU core</text:span></text:p>
          </draw:text-box>
        </draw:frame>
        <draw:custom-shape draw:style-name="gr21" draw:text-style-name="P19" draw:layer="layout" svg:width="0.762cm" svg:height="3.428cm" svg:x="14.589cm" svg:y="6.081cm">
          <text:p text:style-name="P18"><text:span text:style-name="T7">Int</text:span></text:p>
          <text:p text:style-name="P18"><text:span text:style-name="T7">ALU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3.429cm" svg:height="0.762cm" svg:x="10.652cm" svg:y="5.192cm">
          <text:p text:style-name="P8"><text:span text:style-name="T4">Registers</text:span>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7.62cm" svg:height="0.762cm" svg:x="10.525cm" svg:y="9.89cm">
          <text:p text:style-name="P10"><text:span text:style-name="T2">L1 cache</text:span></text:p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3.683cm" svg:height="4.571cm" svg:x="10.525cm" svg:y="5.06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3.683cm" svg:height="4.571cm" svg:x="14.462cm" svg:y="5.06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7.62cm" svg:height="0.762cm" svg:x="10.525cm" svg:y="10.906cm">
          <text:p text:style-name="P10"><text:span text:style-name="T2">L2 cache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3.429cm" svg:height="0.762cm" svg:x="14.589cm" svg:y="5.191cm">
          <text:p text:style-name="P8"><text:span text:style-name="T4">Registers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0.762cm" svg:height="3.428cm" svg:x="15.478cm" svg:y="6.081cm">
          <text:p text:style-name="P18"><text:span text:style-name="T7"/></text:p>
          <text:p text:style-name="P18"><text:span text:style-name="T7"/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0.762cm" svg:height="3.428cm" svg:x="16.367cm" svg:y="6.0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0.762cm" svg:height="3.428cm" svg:x="17.256cm" svg:y="6.08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0.762cm" svg:height="3.428cm" svg:x="10.652cm" svg:y="6.081cm">
          <text:p text:style-name="P18"><text:span text:style-name="T7">FP</text:span></text:p>
          <text:p text:style-name="P18"><text:span text:style-name="T7">SIMD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0.762cm" svg:height="3.428cm" svg:x="11.541cm" svg:y="6.0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0.762cm" svg:height="3.428cm" svg:x="12.43cm" svg:y="6.0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0.762cm" svg:height="3.428cm" svg:x="13.319cm" svg:y="6.0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16.129cm" svg:height="1.016cm" svg:x="2.143cm" svg:y="12.049cm">
          <text:p text:style-name="P10"><text:span text:style-name="T2">Shared L3 cach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5-28T17:17:29.230112902</meta:creation-date>
    <dc:date>2022-05-09T11:12:18.571196972</dc:date>
    <meta:editing-duration>PT1H27M49S</meta:editing-duration>
    <meta:editing-cycles>18</meta:editing-cycles>
    <meta:generator>LibreOffice/7.2.5.1$Linux_X86_64 LibreOffice_project/20$Build-1</meta:generator>
    <meta:document-statistic meta:object-count="210"/>
  </office:meta>
</office:document-meta>
</file>